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EB Garamond 08" svg:font-family="'EB Garamond 08'" style:font-pitch="variable"/>
    <style:font-face style:name="Gayathri Thin" svg:font-family="'Gayathri Th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mex10" svg:font-family="cmex10" style:font-pitch="variable"/>
    <style:font-face style:name="dsrom10" svg:font-family="dsrom10" style:font-pitch="variable"/>
    <style:font-face style:name="utkal" svg:font-family="utkal" style:font-pitch="variable"/>
  </office:font-face-decls>
  <office:automatic-styles>
    <style:style style:name="P1" style:family="paragraph">
      <loext:graphic-properties draw:fill="none" draw:fill-color="#ffffff"/>
      <style:text-properties style:font-name="EB Garamond 08" fo:font-size="12pt"/>
    </style:style>
    <style:style style:name="P2" style:family="paragraph">
      <loext:graphic-properties draw:fill="none" draw:fill-color="#ffffff"/>
      <style:text-properties style:font-name="EB Garamond 08"/>
    </style:style>
    <style:style style:name="T1" style:family="text">
      <style:text-properties style:font-name="EB Garamond 08" fo:font-size="12pt"/>
    </style:style>
    <style:style style:name="T2" style:family="text">
      <style:text-properties style:font-name="EB Garamond 08" fo:font-size="12pt" style:text-underline-style="solid" style:text-underline-width="auto" style:text-underline-color="font-color"/>
    </style:style>
    <style:style style:name="T3" style:family="text">
      <style:text-properties style:font-name="EB Garamond 08" fo:font-size="12pt" style:text-underline-style="none"/>
    </style:style>
    <style:style style:name="T4" style:family="text">
      <style:text-properties style:font-name="EB Garamond 08"/>
    </style:style>
    <style:style style:name="T5" style:family="text">
      <style:text-properties style:text-position="super 58%" style:font-name="EB Garamond 08"/>
    </style:style>
    <style:style style:name="gr1" style:family="graphic">
      <style:graphic-properties draw:stroke="none" svg:stroke-color="#000000" draw:fill="none" draw:fill-color="#ffffff" fo:min-height="4.97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7.60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2.79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Cadre de texte 1" draw:style-name="gr3" draw:text-style-name="P2" svg:width="16.068cm" svg:height="12.798cm" svg:x="0.049cm" svg:y="0.635cm"><draw:text-box><text:p><text:span text:style-name="T4">Droit (« objectif ») = l'ensemble des règles de droit qui permettent le bon fonctionnement de la vie social</text:span></text:p><text:p><text:span text:style-name="T4">1</text:span><text:span text:style-name="T5">er</text:span><text:span text:style-name="T4"> degré </text:span><text:span text:style-name="T4">(demandeur/défendeur) (jugement)</text:span><text:span text:style-name="T4"> :</text:span></text:p><text:p><text:span text:style-name="T4">Tribunal grande instance = Un / département (litige &gt; 10000€) </text:span></text:p><text:p><text:span text:style-name="T4">Tribunal d’instance = Un / arrondissement (litige &lt;10000€)</text:span></text:p><text:p><text:span text:style-name="T4">Tribunal de commerce = Un / département</text:span></text:p><text:p><text:span text:style-name="T4">Conseil prud’homme = Un / département</text:span></text:p><text:p><text:span text:style-name="T4"/></text:p><text:p><text:span text:style-name="T4">2nd degré  (appelant / intimé) (arrêt): </text:span></text:p><text:p><text:span text:style-name="T4">Ordinaire : TGI / TI (litige &gt;4000€)</text:span></text:p><text:p><text:span text:style-name="T4">Spécialisé : tribunal commerce , prud’homme (litige &gt;4000€)</text:span></text:p><text:p><text:span text:style-name="T4"/></text:p><text:p><text:span text:style-name="T4">Cour de cassation (demandeur au pourvoi/défendeur au pourvoi) (arrêt de cassation)</text:span></text:p><text:p><text:span text:style-name="T4"/></text:p><text:p><text:span text:style-name="T4">Notion de personne : personne physique ; personne morale</text:span></text:p><text:p><text:span text:style-name="T4"/></text:p><text:p><text:span text:style-name="T4">Je dois de l’argent ⇒ J’ai une DETTE</text:span></text:p><text:p><text:span text:style-name="T4">On me doit de l’argent ⇒ J’ai une CREANCE</text:span></text:p><text:p><text:span text:style-name="T4"/></text:p><text:p><text:span text:style-name="T4">Licence publique générale GNU = licence qui fixe les conditions légales de distribution d’un logiciel</text:span></text:p><text:p><text:span text:style-name="T4">libre du projet GNU</text:span></text:p><text:p><text:span text:style-name="T4"/></text:p><text:p><text:span text:style-name="T4">Licence BSD (Berkeley Software Distribution License) est une licence libre utilisée pour la distribution de logiciels</text:span></text:p><text:p><text:span text:style-name="T4"/></text:p><text:p><text:span text:style-name="T4">SLA (Service Level Agreement), ou l'engagement de niveaux de services, revêt une importance particulière. Permet au client de mesurer le niveau de service et d’apprécier le respect du Plan d’Assurance Qualité</text:span></text:p></draw:text-box></draw:frame><draw:frame text:anchor-type="paragraph" draw:z-index="1" draw:name="Cadre de texte 2" draw:style-name="gr2" draw:text-style-name="P1" svg:width="12.401cm" svg:height="17.608cm" svg:x="16.431cm" svg:y="0.563cm"><draw:text-box><text:p><text:span text:style-name="T2">Vocabulaire :</text:span></text:p><text:p><text:span text:style-name="T2"/></text:p><text:p><text:span text:style-name="T3">Appelant vise la personne à l’initiative de la procédure d’appel, le demandeur à l’appel.</text:span></text:p><text:p><text:span text:style-name="T3"/></text:p><text:p><text:span text:style-name="T3">Le défendeur à l’appel est quant à lui nommé « intimé »</text:span></text:p><text:p><text:span text:style-name="T1"/></text:p><text:p><text:span text:style-name="T1">Ordonnance: texte élaboré par le pouvoir exécutif mais entrant dans le domaine de la loi.</text:span></text:p><text:p><text:span text:style-name="T1"/></text:p><text:p><text:span text:style-name="T1">Jurisprudence : l’ensemble des décisions rendues par les tribunaux sur un point de droit litigieux.</text:span></text:p><text:p><text:span text:style-name="T1"/></text:p><text:p><text:span text:style-name="T1">Doctrine: l’ensemble des travaux des auteurs qui expriment leurs conceptions théoriques du droit et commentent les lois.</text:span></text:p><text:p><text:span text:style-name="T1"/></text:p><text:p><text:span text:style-name="T1">Capacité de jouissance : permet de posséder ou d’acquérir des droits</text:span></text:p><text:p><text:span text:style-name="T1"/></text:p><text:p><text:span text:style-name="T1">Capacité d’exercice : permet d’exercer soi-même ces droits</text:span></text:p><text:p><text:span text:style-name="T1"/></text:p><text:p><text:span text:style-name="T1">Le DEBITEUR = celui qui DOIT une obligation</text:span></text:p><text:p><text:span text:style-name="T1"/></text:p><text:p><text:span text:style-name="T1">Le CREANCIER = celui qui RECOIT</text:span></text:p><text:p><text:span text:style-name="T1"/></text:p><text:p><text:span text:style-name="T1">Contrat solennel :accord légal formel entre deux parties qui est caractérisé par des formalités spécifiques et une importance particulière accordée à son exécution</text:span></text:p><text:p><text:span text:style-name="T1"/></text:p><text:p><text:span text:style-name="T1">Contrat réel : accord légalement contraignant entre deux parties qui stipule des droits et des obligations précis, créant ainsi une obligation juridique exécutoire entre elles</text:span></text:p><text:p><text:span text:style-name="T1"/></text:p><text:p><text:span text:style-name="T1">Donnée à caractère personnel : une information qui permet d’identifier une personne par recoupement avec d’autres informations.</text:span></text:p><text:p><text:span text:style-name="T1"/></text:p><text:p><text:span text:style-name="T1">Traitement : Toute opération, ou ensemble d’opérations susceptible d’être effectué sur des données à caractère personnel, que ce soit ou non grâce à des procédés automatisés</text:span></text:p></draw:text-box></draw:frame><draw:frame text:anchor-type="paragraph" draw:z-index="2" draw:name="Cadre de texte 3" draw:style-name="gr1" draw:text-style-name="P1" svg:width="16.068cm" svg:height="4.98cm" svg:x="0.049cm" svg:y="13.432cm"><draw:text-box><text:p><text:span text:style-name="T1">Le RGPD pose 6 principes fondateurs qui gouvernent tout traitement de</text:span></text:p><text:p><text:span text:style-name="T1">données :</text:span></text:p><text:p><text:span text:style-name="T1">légitimité, honnêteté et transparence du traitement ;</text:span></text:p><text:p><text:span text:style-name="T1">-limitation du traitement : collecte qu’à des fins spécifiques, indiquer les objectifs et ne les conserver que pour la durée nécessaire à la réalisation de l’objectif ;</text:span></text:p><text:p><text:span text:style-name="T1">-minimisation des données : on s’interroge sur les finalités et les objectifs pour ne collecter que les données essentielles à l’accomplissement de ce traitement ;</text:span></text:p><text:p><text:span text:style-name="T1">-exactitude : effacer ou rectifier les données inexactes ;</text:span></text:p><text:p><text:span text:style-name="T1">-limitation du stockage : suppression lorsque les données ne sont plus nécessaires au traitement intégrité et confidentialité.</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EB Garamond 08" svg:font-family="'EB Garamond 08'" style:font-pitch="variable"/>
    <style:font-face style:name="Gayathri Thin" svg:font-family="'Gayathri Thi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mex10" svg:font-family="cmex10" style:font-pitch="variable"/>
    <style:font-face style:name="dsrom10" svg:font-family="dsrom10" style:font-pitch="variable"/>
    <style:font-face style:name="utkal" svg:font-family="utk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7:13:18.454806815</meta:creation-date>
    <dc:date>2023-06-07T21:51:12.509372339</dc:date>
    <meta:editing-duration>PT4H37M54S</meta:editing-duration>
    <meta:editing-cycles>4</meta:editing-cycles>
    <meta:generator>LibreOffice/7.5.3.2$Linux_X86_64 LibreOffice_project/50$Build-2</meta:generator>
    <meta:document-statistic meta:table-count="0" meta:image-count="0" meta:object-count="0" meta:page-count="1" meta:paragraph-count="0" meta:word-count="0" meta:character-count="0" meta:non-whitespace-character-count="0"/>
  </office:meta>
</office:document-meta>
</file>